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 for Powerline" svg:font-family="'Roboto Mono for Powerline'" style:font-adornments="Regular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fdb71c" draw:marker-start-width="0.439cm" draw:marker-end-width="0.439cm" draw:fill="none" draw:textarea-horizontal-align="justify" draw:textarea-vertical-align="middle" draw:auto-grow-height="false" fo:min-height="0.861cm" fo:min-width="1.373cm" fo:padding-top="0.205cm" fo:padding-bottom="0.205cm" fo:padding-left="0.33cm" fo:padding-right="0.33cm"/>
    </style:style>
    <style:style style:name="gr2" style:family="graphic" style:parent-style-name="objectwithoutfill">
      <style:graphic-properties svg:stroke-width="0.053cm" svg:stroke-color="#333333" draw:marker-start-width="0.279cm" draw:marker-end="Arrow_20_concave" draw:marker-end-width="0.25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159cm" svg:stroke-color="#fdb71c" draw:marker-start-width="0.438cm" draw:marker-end-width="0.438cm" draw:fill="none" draw:textarea-horizontal-align="justify" draw:textarea-vertical-align="middle" draw:auto-grow-height="false" fo:min-height="0.863cm" fo:min-width="1.503cm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fdb7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width="0.159cm" svg:stroke-color="#19405b" draw:marker-start-width="0.437cm" draw:marker-end-width="0.437cm" draw:fill="none" draw:textarea-vertical-align="bottom" fo:padding-top="0.203cm" fo:padding-bottom="0.203cm" fo:padding-left="0.328cm" fo:padding-right="0.328cm"/>
    </style:style>
    <style:style style:name="gr6" style:family="graphic" style:parent-style-name="standard">
      <style:graphic-properties svg:stroke-width="0.159cm" svg:stroke-color="#fdb71c" draw:marker-start-width="0.439cm" draw:marker-end-width="0.439cm" draw:fill="none" draw:textarea-horizontal-align="justify" draw:textarea-vertical-align="middle" draw:auto-grow-height="false" fo:min-height="0.861cm" fo:min-width="1.373cm" fo:padding-top="0.205cm" fo:padding-bottom="0.205cm" fo:padding-left="0.33cm" fo:padding-right="0.33cm"/>
    </style:style>
    <style:style style:name="gr7" style:family="graphic" style:parent-style-name="standard">
      <style:graphic-properties svg:stroke-width="0.159cm" svg:stroke-color="#fdb71c" draw:marker-start-width="0.438cm" draw:marker-end-width="0.438cm" draw:fill="none" draw:textarea-horizontal-align="justify" draw:textarea-vertical-align="middle" draw:auto-grow-height="false" fo:min-height="0.863cm" fo:min-width="1.503cm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159cm" svg:stroke-color="#fdb7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19405b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70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fo:font-size="15pt"/>
    </style:style>
    <style:style style:name="P4" style:family="paragraph">
      <style:paragraph-properties fo:margin-left="0.2cm" fo:margin-right="0cm" fo:text-align="center" fo:text-indent="0cm"/>
    </style:style>
    <style:style style:name="P5" style:family="paragraph">
      <loext:graphic-properties draw:fill="none"/>
      <style:paragraph-properties fo:margin-left="0.2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.4cm" fo:margin-right="0cm" fo:margin-top="0cm" fo:margin-bottom="0cm" fo:text-align="center" fo:text-indent="0cm"/>
    </style:style>
    <style:style style:name="P7" style:family="paragraph">
      <loext:graphic-properties draw:fill="none"/>
      <style:paragraph-properties fo:margin-left="0.4cm" fo:margin-right="0cm" fo:margin-top="0cm" fo:margin-bottom="0cm" fo:text-align="center" fo:text-indent="0cm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.2cm" fo:margin-bottom="0.2cm" fo:line-height="100%" fo:text-align="center" fo:text-indent="0cm"/>
    </style:style>
    <style:style style:name="P9" style:family="paragraph">
      <loext:graphic-properties draw:fill="none"/>
      <style:paragraph-properties fo:margin-left="0cm" fo:margin-right="0cm" fo:margin-top="0.2cm" fo:margin-bottom="0.2cm" fo:line-height="100%" fo:text-align="center" fo:text-indent="0cm"/>
      <style:text-properties style:font-name="Roboto Mono for Powerline"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use-window-font-color="true" style:text-outline="false" style:text-line-through-style="none" style:text-line-through-type="none" style:font-name="Roboto Mono for Powerline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032cm" svg:height="1.27cm" svg:x="3.452cm" svg:y="6.384cm">
            <text:p text:style-name="P1"><text:span text:style-name="T1">stage</text:span></text:p>
            <draw:enhanced-geometry svg:viewBox="0 0 21600 21600" draw:text-areas="0 0 21600 21600" draw:type="pentagon-right" draw:modifiers="18359.468765371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5.584cm" svg:y1="7.032cm" svg:x2="6.484cm" svg:y2="7.032cm">
            <text:p/>
          </draw:line>
        </draw:g>
        <draw:g>
          <draw:custom-shape draw:style-name="gr3" draw:text-style-name="P5" draw:layer="layout" svg:width="2.16cm" svg:height="1.27cm" svg:x="7.94cm" svg:y="6.3cm">
            <text:p text:style-name="P4"><text:span text:style-name="T1">stage</text:span></text:p>
            <draw:enhanced-geometry svg:viewBox="0 0 21600 21600" draw:text-areas="0 0 21600 21600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7.3cm" svg:y1="6.952cm" svg:x2="8.2cm" svg:y2="6.952cm">
            <text:p/>
          </draw:line>
          <draw:line draw:style-name="gr2" draw:text-style-name="P3" draw:layer="layout" svg:x1="10.2cm" svg:y1="6.951cm" svg:x2="11.1cm" svg:y2="6.951cm">
            <text:p/>
          </draw:line>
        </draw:g>
        <draw:g>
          <draw:polygon draw:style-name="gr4" draw:text-style-name="P7" draw:layer="layout" svg:width="2.031cm" svg:height="1.269cm" svg:x="13.077cm" svg:y="6.102cm" svg:viewBox="0 0 2032 1270" draw:points="0,0 2032,0 2032,1270 0,1270 381,635">
            <text:p text:style-name="P6"><text:span text:style-name="T1">stage</text:span></text:p>
          </draw:polygon>
          <draw:line draw:style-name="gr2" draw:text-style-name="P3" draw:layer="layout" svg:x1="12.461cm" svg:y1="6.754cm" svg:x2="13.361cm" svg:y2="6.754cm">
            <text:p/>
          </draw:line>
        </draw:g>
        <draw:g>
          <draw:rect draw:style-name="gr5" draw:text-style-name="P9" draw:layer="layout" svg:width="8.8cm" svg:height="2.8cm" svg:x="2.5cm" svg:y="9.5cm">
            <text:p text:style-name="P8"><text:span text:style-name="T2">Closed Graph</text:span></text:p>
          </draw:rect>
          <draw:custom-shape draw:style-name="gr6" draw:text-style-name="P2" draw:layer="layout" svg:width="2.032cm" svg:height="1.27cm" svg:x="2.968cm" svg:y="10.03cm">
            <text:p/>
            <draw:enhanced-geometry svg:viewBox="0 0 21600 21600" draw:text-areas="0 0 21600 21600" draw:type="pentagon-right" draw:modifiers="18359.468765371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7" draw:text-style-name="P5" draw:layer="layout" svg:width="2.16cm" svg:height="1.27cm" svg:x="5.84cm" svg:y="10.03cm">
            <text:p/>
            <draw:enhanced-geometry svg:viewBox="0 0 21600 21600" draw:text-areas="0 0 21600 21600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polygon draw:style-name="gr8" draw:text-style-name="P7" draw:layer="layout" svg:width="2.031cm" svg:height="1.269cm" svg:x="8.768cm" svg:y="10.03cm" svg:viewBox="0 0 2032 1270" draw:points="0,0 2032,0 2032,1270 0,1270 381,635">
            <text:p/>
          </draw:polygon>
          <draw:line draw:style-name="gr2" draw:text-style-name="P3" draw:layer="layout" svg:x1="5.1cm" svg:y1="10.7cm" svg:x2="6cm" svg:y2="10.7cm">
            <text:p/>
          </draw:line>
          <draw:line draw:style-name="gr2" draw:text-style-name="P3" draw:layer="layout" svg:x1="8.147cm" svg:y1="10.7cm" svg:x2="9.047cm" svg:y2="10.7cm">
            <text:p/>
          </draw:line>
        </draw:g>
        <draw:g>
          <draw:rect draw:style-name="gr5" draw:text-style-name="P9" draw:layer="layout" svg:width="6.8cm" svg:height="2.8cm" svg:x="2cm" svg:y="13.3cm">
            <text:p text:style-name="P8"><text:span text:style-name="T2">P</text:span><text:span text:style-name="T2">u</text:span><text:span text:style-name="T2">b</text:span><text:span text:style-name="T2">li</text:span><text:span text:style-name="T2">s</text:span><text:span text:style-name="T2">h</text:span><text:span text:style-name="T2">e</text:span><text:span text:style-name="T2">r</text:span></text:p>
          </draw:rect>
          <draw:custom-shape draw:style-name="gr6" draw:text-style-name="P2" draw:layer="layout" svg:width="2.032cm" svg:height="1.27cm" svg:x="2.468cm" svg:y="13.83cm">
            <text:p/>
            <draw:enhanced-geometry svg:viewBox="0 0 21600 21600" draw:text-areas="0 0 21600 21600" draw:type="pentagon-right" draw:modifiers="18359.468765371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7" draw:text-style-name="P5" draw:layer="layout" svg:width="2.16cm" svg:height="1.27cm" svg:x="5.34cm" svg:y="13.83cm">
            <text:p/>
            <draw:enhanced-geometry svg:viewBox="0 0 21600 21600" draw:text-areas="0 0 21600 21600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4.6cm" svg:y1="14.5cm" svg:x2="5.5cm" svg:y2="14.5cm">
            <text:p/>
          </draw:line>
          <draw:line draw:style-name="gr2" draw:text-style-name="P3" draw:layer="layout" svg:x1="7.647cm" svg:y1="14.5cm" svg:x2="8.547cm" svg:y2="14.5cm">
            <text:p/>
          </draw:line>
        </draw:g>
        <draw:g>
          <draw:rect draw:style-name="gr5" draw:text-style-name="P9" draw:layer="layout" svg:width="6.3cm" svg:height="2.8cm" svg:x="10.9cm" svg:y="13.4cm">
            <text:p text:style-name="P8"><text:span text:style-name="T2">Subs</text:span><text:span text:style-name="T2">cribe</text:span><text:span text:style-name="T2">r</text:span></text:p>
          </draw:rect>
          <draw:custom-shape draw:style-name="gr7" draw:text-style-name="P5" draw:layer="layout" svg:width="2.16cm" svg:height="1.27cm" svg:x="11.74cm" svg:y="13.93cm">
            <text:p/>
            <draw:enhanced-geometry svg:viewBox="0 0 21600 21600" draw:text-areas="0 0 21600 21600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polygon draw:style-name="gr8" draw:text-style-name="P7" draw:layer="layout" svg:width="2.031cm" svg:height="1.269cm" svg:x="14.668cm" svg:y="13.93cm" svg:viewBox="0 0 2032 1270" draw:points="0,0 2032,0 2032,1270 0,1270 381,635">
            <text:p/>
          </draw:polygon>
          <draw:line draw:style-name="gr2" draw:text-style-name="P3" draw:layer="layout" svg:x1="14.047cm" svg:y1="14.6cm" svg:x2="14.947cm" svg:y2="14.6cm">
            <text:p/>
          </draw:line>
          <draw:line draw:style-name="gr2" draw:text-style-name="P3" draw:layer="layout" svg:x1="11.066cm" svg:y1="14.6cm" svg:x2="11.966cm" svg:y2="14.6cm">
            <text:p/>
          </draw:line>
        </draw:g>
        <draw:g>
          <draw:rect draw:style-name="gr5" draw:text-style-name="P9" draw:layer="layout" svg:width="7.3cm" svg:height="2.8cm" svg:x="1.7cm" svg:y="16.8cm">
            <text:p text:style-name="P8"><text:span text:style-name="T2">Proce</text:span><text:span text:style-name="T2">ssor</text:span></text:p>
          </draw:rect>
          <draw:custom-shape draw:style-name="gr7" draw:text-style-name="P5" draw:layer="layout" svg:width="2.16cm" svg:height="1.27cm" svg:x="2.64cm" svg:y="17.33cm">
            <text:p/>
            <draw:enhanced-geometry svg:viewBox="0 0 21600 21600" draw:text-areas="0 0 21600 21600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2" draw:text-style-name="P3" draw:layer="layout" svg:x1="4.947cm" svg:y1="18cm" svg:x2="5.847cm" svg:y2="18cm">
            <text:p/>
          </draw:line>
          <draw:line draw:style-name="gr2" draw:text-style-name="P3" draw:layer="layout" svg:x1="1.9cm" svg:y1="18cm" svg:x2="2.8cm" svg:y2="18cm">
            <text:p/>
          </draw:line>
          <draw:line draw:style-name="gr2" draw:text-style-name="P3" draw:layer="layout" svg:x1="8cm" svg:y1="18cm" svg:x2="8.9cm" svg:y2="18cm">
            <text:p/>
          </draw:line>
          <draw:custom-shape draw:style-name="gr7" draw:text-style-name="P5" draw:layer="layout" svg:width="2.16cm" svg:height="1.27cm" svg:x="5.688cm" svg:y="17.33cm">
            <text:p/>
            <draw:enhanced-geometry svg:viewBox="0 0 21600 21600" draw:text-areas="0 0 21600 21600" draw:type="chevron" draw:modifiers="18291.531698287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g>
            <draw:rect draw:style-name="gr9" draw:text-style-name="P10" draw:layer="layout" svg:width="11.9cm" svg:height="2.3cm" svg:x="4cm" svg:y="23.7cm">
              <text:p/>
            </draw:rect>
            <draw:custom-shape draw:style-name="gr1" draw:text-style-name="P2" draw:layer="layout" svg:width="2.032cm" svg:height="1.27cm" svg:x="4.5cm" svg:y="24.23cm">
              <text:p text:style-name="P1"><text:span text:style-name="T1">of(1,..)</text:span></text:p>
              <draw:enhanced-geometry svg:viewBox="0 0 21600 21600" draw:mirror-horizontal="false" draw:mirror-vertical="false" draw:text-areas="0 0 21600 21600" draw:type="pentagon-right" draw:modifiers="18359.4687653714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5" draw:layer="layout" svg:width="2.16cm" svg:height="1.27cm" svg:x="7.4cm" svg:y="24.23cm">
              <text:p text:style-name="P4"><text:span text:style-name="T1">filter</text:span></text:p>
              <draw:enhanced-geometry svg:viewBox="0 0 21600 21600" draw:mirror-horizontal="false" draw:mirror-vertical="false" draw:text-areas="0 0 21600 21600" draw:type="chevron" draw:modifiers="18291.53169828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5" draw:layer="layout" svg:width="2.16cm" svg:height="1.27cm" svg:x="10.4cm" svg:y="24.23cm">
              <text:p text:style-name="P4"><text:span text:style-name="T1">map</text:span></text:p>
              <draw:enhanced-geometry svg:viewBox="0 0 21600 21600" draw:mirror-horizontal="false" draw:mirror-vertical="false" draw:text-areas="0 0 21600 21600" draw:type="chevron" draw:modifiers="18291.53169828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line draw:style-name="gr2" draw:text-style-name="P3" draw:layer="layout" svg:x1="6.7cm" svg:y1="24.9cm" svg:x2="7.6cm" svg:y2="24.9cm">
              <text:p/>
            </draw:line>
            <draw:line draw:style-name="gr2" draw:text-style-name="P3" draw:layer="layout" svg:x1="9.7cm" svg:y1="24.9cm" svg:x2="10.6cm" svg:y2="24.9cm">
              <text:p/>
            </draw:line>
            <draw:line draw:style-name="gr2" draw:text-style-name="P3" draw:layer="layout" svg:x1="12.7cm" svg:y1="24.9cm" svg:x2="13.6cm" svg:y2="24.9cm">
              <text:p/>
            </draw:line>
            <draw:polygon draw:style-name="gr4" draw:text-style-name="P7" draw:layer="layout" svg:width="2.031cm" svg:height="1.269cm" svg:x="13.4cm" svg:y="24.23cm" svg:viewBox="0 0 2032 1270" draw:points="0,0 2032,0 2032,1270 0,1270 381,635">
              <text:p text:style-name="P6"><text:span text:style-name="T1">toList</text:span></text:p>
            </draw:polygon>
          </draw:g>
          <draw:g>
            <draw:custom-shape draw:style-name="gr3" draw:text-style-name="P5" draw:layer="layout" svg:width="2.16cm" svg:height="1.27cm" svg:x="11.64cm" svg:y="21.23cm">
              <text:p text:style-name="P4"><text:span text:style-name="T1">map</text:span></text:p>
              <draw:enhanced-geometry svg:viewBox="0 0 21600 21600" draw:mirror-horizontal="false" draw:mirror-vertical="false" draw:text-areas="0 0 21600 21600" draw:type="chevron" draw:modifiers="18291.53169828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line draw:style-name="gr2" draw:text-style-name="P3" draw:layer="layout" svg:x1="11cm" svg:y1="21.9cm" svg:x2="11.9cm" svg:y2="21.9cm">
              <text:p/>
            </draw:line>
            <draw:line draw:style-name="gr2" draw:text-style-name="P3" draw:layer="layout" svg:x1="13.9cm" svg:y1="21.9cm" svg:x2="14.8cm" svg:y2="21.9cm">
              <text:p/>
            </draw:line>
            <draw:polygon draw:style-name="gr4" draw:text-style-name="P7" draw:layer="layout" svg:width="2.031cm" svg:height="1.269cm" svg:x="14.5cm" svg:y="21.23cm" svg:viewBox="0 0 2032 1270" draw:points="0,0 2032,0 2032,1270 0,1270 381,635">
              <text:p text:style-name="P6"><text:span text:style-name="T1">t</text:span><text:span text:style-name="T1">o</text:span><text:span text:style-name="T1">L</text:span><text:span text:style-name="T1">i</text:span><text:span text:style-name="T1">s</text:span><text:span text:style-name="T1">t</text:span></text:p>
            </draw:polygon>
            <draw:rect draw:style-name="gr9" draw:text-style-name="P10" draw:layer="layout" svg:width="6.1cm" svg:height="2.3cm" svg:x="10.8cm" svg:y="20.7cm">
              <text:p/>
            </draw:rect>
          </draw:g>
          <draw:g>
            <draw:rect draw:style-name="gr9" draw:text-style-name="P10" draw:layer="layout" svg:width="6.7cm" svg:height="2.3cm" svg:x="2.9cm" svg:y="20.7cm">
              <text:p/>
            </draw:rect>
            <draw:custom-shape draw:style-name="gr1" draw:text-style-name="P2" draw:layer="layout" svg:width="2.032cm" svg:height="1.27cm" svg:x="3.4cm" svg:y="21.23cm">
              <text:p text:style-name="P1"><text:span text:style-name="T1">o</text:span><text:span text:style-name="T1">f(</text:span><text:span text:style-name="T1">1</text:span><text:span text:style-name="T1">,.</text:span><text:span text:style-name="T1">.)</text:span></text:p>
              <draw:enhanced-geometry svg:viewBox="0 0 21600 21600" draw:mirror-horizontal="false" draw:mirror-vertical="false" draw:text-areas="0 0 21600 21600" draw:type="pentagon-right" draw:modifiers="18359.4687653714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5" draw:layer="layout" svg:width="2.16cm" svg:height="1.27cm" svg:x="6.3cm" svg:y="21.23cm">
              <text:p text:style-name="P4"><text:span text:style-name="T1">filter</text:span></text:p>
              <draw:enhanced-geometry svg:viewBox="0 0 21600 21600" draw:mirror-horizontal="false" draw:mirror-vertical="false" draw:text-areas="0 0 21600 21600" draw:type="chevron" draw:modifiers="18291.53169828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line draw:style-name="gr2" draw:text-style-name="P3" draw:layer="layout" svg:x1="5.6cm" svg:y1="21.9cm" svg:x2="6.5cm" svg:y2="21.9cm">
              <text:p/>
            </draw:line>
            <draw:line draw:style-name="gr2" draw:text-style-name="P3" draw:layer="layout" svg:x1="8.583cm" svg:y1="21.9cm" svg:x2="9.483cm" svg:y2="21.9cm">
              <text:p/>
            </draw:line>
          </draw:g>
          <draw:frame draw:style-name="gr10" draw:text-style-name="P11" draw:layer="layout" svg:width="1.209cm" svg:height="0.848cm" svg:x="9.6cm" svg:y="21.5cm">
            <draw:text-box>
              <text:p>.to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 for Powerline" svg:font-family="'Roboto Mono for Powerline'" style:font-adornments="Regular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7T17:23:31</meta:creation-date>
    <dc:date>2018-08-06T13:10:24.960471473</dc:date>
    <meta:editing-duration>PT36M37S</meta:editing-duration>
    <meta:editing-cycles>3</meta:editing-cycles>
    <meta:generator>LibreOffice/6.0.3.2$Linux_X86_64 LibreOffice_project/00m0$Build-2</meta:generator>
    <meta:document-statistic meta:object-count="59"/>
  </office:meta>
</office:document-meta>
</file>